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WORD_5f_KJV" style:display-name="SWORD_KJV" style:family="table">
      <style:table-properties style:width="6in" table:align="margins" style:writing-mode="lr-tb"/>
    </style:style>
    <style:style style:name="SWORD_5f_KJV.A" style:display-name="SWORD_KJV.A" style:family="table-column">
      <style:table-column-properties style:column-width="1.3542in" style:rel-column-width="14790*"/>
    </style:style>
    <style:style style:name="SWORD_5f_KJV.B" style:display-name="SWORD_KJV.B" style:family="table-column">
      <style:table-column-properties style:column-width="4.6458in" style:rel-column-width="50745*"/>
    </style:style>
    <style:style style:name="SWORD_5f_KJV.A1" style:display-name="SWORD_KJV.A1" style:family="table-cell">
      <style:table-cell-properties fo:padding="0in" fo:border="none"/>
    </style:style>
    <style:style style:name="SWORD_5f_KJV.9" style:display-name="SWORD_KJV.9" style:family="table-row">
      <style:table-row-properties style:min-row-height="0.1597in"/>
    </style:style>
    <style:style style:name="P1" style:family="paragraph" style:parent-style-name="Standard">
      <style:text-properties officeooo:paragraph-rsid="001b7e44"/>
    </style:style>
    <style:style style:name="P2" style:family="paragraph" style:parent-style-name="Standard">
      <style:text-properties officeooo:paragraph-rsid="001f1f67"/>
    </style:style>
    <style:style style:name="P3" style:family="paragraph" style:parent-style-name="Table_20_Contents">
      <style:text-properties officeooo:rsid="010dcdfc" officeooo:paragraph-rsid="001b7e44"/>
    </style:style>
    <style:style style:name="P4" style:family="paragraph" style:parent-style-name="Table_20_Contents">
      <style:text-properties officeooo:rsid="001f1f67" officeooo:paragraph-rsid="001f1f67"/>
    </style:style>
    <style:style style:name="P5" style:family="paragraph" style:parent-style-name="Table_20_Contents">
      <style:text-properties officeooo:paragraph-rsid="001f1f67"/>
    </style:style>
    <style:style style:name="P6" style:family="paragraph" style:parent-style-name="Text_20_body">
      <style:text-properties officeooo:rsid="001fdbb8" officeooo:paragraph-rsid="001fdbb8"/>
    </style:style>
    <style:style style:name="P7" style:family="paragraph" style:parent-style-name="Heading_20_1">
      <style:text-properties style:font-name="Times New Roman" fo:font-size="14pt" fo:language="en" fo:country="US" style:text-underline-style="solid" style:text-underline-width="auto" style:text-underline-color="font-color" fo:font-weight="bold" officeooo:rsid="001fdbb8" officeooo:paragraph-rsid="001fdbb8" style:font-size-asian="14pt" style:font-weight-asian="bold" style:font-size-complex="14pt" style:font-weight-complex="bold"/>
    </style:style>
    <style:style style:name="P8" style:family="paragraph" style:parent-style-name="Heading_20_1" style:master-page-name="Standard">
      <style:paragraph-properties style:page-number="auto"/>
    </style:style>
    <style:style style:name="T1" style:family="text">
      <style:text-properties style:font-name="Times New Roman" fo:font-size="14pt" fo:language="en" fo:country="US" style:font-size-asian="14pt" style:font-size-complex="14pt"/>
    </style:style>
    <style:style style:name="T2" style:family="text">
      <style:text-properties style:font-name="Times New Roman" fo:font-size="14pt" fo:language="en" fo:country="US" officeooo:rsid="00217b85" style:font-size-asian="14pt" style:font-size-complex="14pt"/>
    </style:style>
    <style:style style:name="T3" style:family="text">
      <style:text-properties style:font-name="Times New Roman" fo:font-size="14pt" fo:language="en" fo:country="US" style:text-underline-style="solid" style:text-underline-width="auto" style:text-underline-color="font-color" style:font-size-asian="14pt" style:font-size-complex="14pt"/>
    </style:style>
    <style:style style:name="T4" style:family="text">
      <style:text-properties officeooo:rsid="001f1f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4">1876 Russian Synodal </text:span>Bible</text:h>
      <text:p text:style-name="P2"><text:a xlink:type="simple" xlink:href="https://www.crosswire.org/sword/modules/ModInfo.jsp?modName=RusSynodal"><text:span text:style-name="T4">https://www.crosswire.org/sword/modules/ModInfo.jsp?modName=RusSynodal</text:span></text:a></text:p>
      <table:table table:name="SWORD_KJV" table:style-name="SWORD_5f_KJV">
        <table:table-column table:style-name="SWORD_5f_KJV.A"/>
        <table:table-column table:style-name="SWORD_5f_KJV.B"/>
        <table:table-row>
          <table:table-cell table:style-name="SWORD_5f_KJV.A1" office:value-type="string">
            <text:p text:style-name="P3">Module Name</text:p>
          </table:table-cell>
          <table:table-cell table:style-name="SWORD_5f_KJV.A1" office:value-type="string">
            <text:p text:style-name="P4">RusSynodal</text:p>
          </table:table-cell>
        </table:table-row>
        <table:table-row>
          <table:table-cell table:style-name="SWORD_5f_KJV.A1" office:value-type="string">
            <text:p text:style-name="P3">Book Name</text:p>
          </table:table-cell>
          <table:table-cell table:style-name="SWORD_5f_KJV.A1" office:value-type="string">
            <text:p text:style-name="P4">1876 Russian Synodal Bible</text:p>
          </table:table-cell>
        </table:table-row>
        <table:table-row>
          <table:table-cell table:style-name="SWORD_5f_KJV.A1" office:value-type="string">
            <text:p text:style-name="P3">Module Type</text:p>
          </table:table-cell>
          <table:table-cell table:style-name="SWORD_5f_KJV.A1" office:value-type="string">
            <text:p text:style-name="P3">Bible</text:p>
          </table:table-cell>
        </table:table-row>
        <table:table-row>
          <table:table-cell table:style-name="SWORD_5f_KJV.A1" office:value-type="string">
            <text:p text:style-name="P3">Language</text:p>
          </table:table-cell>
          <table:table-cell table:style-name="SWORD_5f_KJV.A1" office:value-type="string">
            <text:p text:style-name="P4">ru</text:p>
          </table:table-cell>
        </table:table-row>
        <table:table-row>
          <table:table-cell table:style-name="SWORD_5f_KJV.A1" office:value-type="string">
            <text:p text:style-name="P3">Module Version</text:p>
          </table:table-cell>
          <table:table-cell table:style-name="SWORD_5f_KJV.A1" office:value-type="string">
            <text:p text:style-name="P3"><text:span text:style-name="T4">1.8.1</text:span> (201<text:span text:style-name="T4">0</text:span>-<text:span text:style-name="T4">11</text:span>-<text:span text:style-name="T4">06</text:span>)</text:p>
          </table:table-cell>
        </table:table-row>
        <table:table-row>
          <table:table-cell table:style-name="SWORD_5f_KJV.A1" office:value-type="string">
            <text:p text:style-name="P3">Minimum SWORD Version</text:p>
          </table:table-cell>
          <table:table-cell table:style-name="SWORD_5f_KJV.A1" office:value-type="string">
            <text:p text:style-name="P3">1.<text:span text:style-name="T4">5</text:span>.<text:span text:style-name="T4">1a</text:span></text:p>
          </table:table-cell>
        </table:table-row>
        <table:table-row>
          <table:table-cell table:style-name="SWORD_5f_KJV.A1" office:value-type="string">
            <text:p text:style-name="P3">Download Size</text:p>
          </table:table-cell>
          <table:table-cell table:style-name="SWORD_5f_KJV.A1" office:value-type="string">
            <text:p text:style-name="P3"><text:span text:style-name="T4">2.0</text:span> MB</text:p>
          </table:table-cell>
        </table:table-row>
        <table:table-row>
          <table:table-cell table:style-name="SWORD_5f_KJV.A1" office:value-type="string">
            <text:p text:style-name="P3">Install Size</text:p>
          </table:table-cell>
          <table:table-cell table:style-name="SWORD_5f_KJV.A1" office:value-type="string">
            <text:p text:style-name="P3"><text:span text:style-name="T4">2.26</text:span> MB</text:p>
          </table:table-cell>
        </table:table-row>
        <table:table-row table:style-name="SWORD_5f_KJV.9">
          <table:table-cell table:style-name="SWORD_5f_KJV.A1" office:value-type="string">
            <text:p text:style-name="P4">Notes</text:p>
          </table:table-cell>
          <table:table-cell table:style-name="SWORD_5f_KJV.A1" office:value-type="string">
            <text:p text:style-name="P4">Includes Footnotes</text:p>
          </table:table-cell>
        </table:table-row>
        <table:table-row table:style-name="SWORD_5f_KJV.9">
          <table:table-cell table:style-name="SWORD_5f_KJV.A1" office:value-type="string">
            <text:p text:style-name="P3">About</text:p>
          </table:table-cell>
          <table:table-cell table:style-name="SWORD_5f_KJV.A1" office:value-type="string">
            <text:p text:style-name="P5">1876 Russian Synodal Bible<text:line-break/>The electronic edition comes from bibles.org.uk</text:p>
          </table:table-cell>
        </table:table-row>
        <table:table-row table:style-name="SWORD_5f_KJV.9">
          <table:table-cell table:style-name="SWORD_5f_KJV.A1" office:value-type="string">
            <text:p text:style-name="P4">License</text:p>
          </table:table-cell>
          <table:table-cell table:style-name="SWORD_5f_KJV.A1" office:value-type="string">
            <text:p text:style-name="P4">Public Domain</text:p>
          </table:table-cell>
        </table:table-row>
      </table:table>
      <text:p text:style-name="P1"/>
      <text:h text:style-name="P7" text:outline-level="1">Note:</text:h>
      <text:p text:style-name="P6"><text:span text:style-name="T1">The original Sword Bible Database files from CrossWire for this text are not consistent in their markup of inline footnotes vs. translation-change-added tags. <text:s/>As such, the text had to be parsed such that the inline footnotes were preserved as-is to avoid removing text that should be included. <text:s/>However, they had to be kept formatted as inline footnotes, rather than converting them to translation-change-added status, as converting them would have exceeded the content count limits for the software for individual verses.</text:span></text:p>
      <text:p text:style-name="P6"><text:span text:style-name="T1">This means that those portions of the scripture text will </text:span><text:span text:style-name="T3">not</text:span><text:span text:style-name="T1"> be included in the word search and text word count logic. <text:s/>So if you are searching specific phrases that seem like they should be included and not finding any results or are receiving incorrect occurrence count results or are puzzled why when you select some words or phrases in a verse that it shows that you have less actual words selected than you do, that is why.</text:span></text:p>
      <text:p text:style-name="P6"><text:span text:style-name="T1">This Bible text translation was provided </text:span><text:span text:style-name="T2">solely </text:span><text:span text:style-name="T1">for the benefit of Russian speakers to be able to read a side-by-side translation of the King James text in Russian. <text:s/>It was not provided as a mechanism of accurate words searches and counts in Russ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417in" style:contextual-spacing="false" fo:text-align="center" style:justify-single-word="false" fo:orphans="2" fo:widows="2" fo:keep-with-next="always"/>
      <style:text-properties style:font-name="Arial" fo:font-family="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style:contextual-spacing="false" fo:text-align="center" style:justify-single-word="false" fo:orphans="2" fo:widows="2" fo:keep-with-next="always"/>
      <style:text-properties style:font-name="Arial" fo:font-family="Arial" fo:font-weight="bold"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erace to the King James Version of the Holy Bible</dc:title>
    <meta:creation-date>1996-05-17T20:53:00</meta:creation-date>
    <dc:date>2019-02-09T10:49:15.291402737</dc:date>
    <meta:editing-cycles>7</meta:editing-cycles>
    <meta:editing-duration>PT27S</meta:editing-duration>
    <meta:generator>LibreOffice/4.2.8.2$Linux_X86_64 LibreOffice_project/420m0$Build-2</meta:generator>
    <meta:document-statistic meta:table-count="1" meta:image-count="0" meta:object-count="0" meta:page-count="1" meta:paragraph-count="28" meta:word-count="254" meta:character-count="1604" meta:non-whitespace-character-count="1374"/>
    <meta:user-defined meta:name="Company"> </meta:user-defined>
    <meta:user-defined meta:name="Operator">Michael Paul Johnson</meta:user-defined>
  </office:meta>
</office:document-meta>
</file>